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Standard" style:master-page-name="Standard">
      <style:paragraph-properties style:page-number="auto"/>
      <style:text-properties officeooo:rsid="52576ed5" officeooo:paragraph-rsid="525866be"/>
    </style:style>
    <style:style style:name="P3" style:family="paragraph" style:parent-style-name="Standard">
      <style:text-properties officeooo:paragraph-rsid="5256e2a1"/>
    </style:style>
    <style:style style:name="P4" style:family="paragraph" style:parent-style-name="Standard">
      <style:text-properties officeooo:rsid="52576ed5" officeooo:paragraph-rsid="525866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kytové</text:p>
      <text:p text:style-name="P4">nomádi, pohřby náčelníků v mohylách</text:p>
      <text:p text:style-name="P3"><text:a xlink:type="simple" xlink:href="https://cs.wikipedia.org/wiki/Skytové" text:style-name="Internet_20_link" text:visited-style-name="Visited_20_Internet_20_Link">https://cs.wikipedia.org/wiki/Skytov%C3%A9</text:a></text:p>
      <text:p text:style-name="P3">https://www.youtube.com/watch?v=XFsd_LyYZ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2-26T10:49:34.038000000</dc:date>
    <meta:print-date>2113-01-01T00:00:00</meta:print-date>
    <meta:editing-cycles>25119</meta:editing-cycles>
    <meta:editing-duration>P75DT7H18M2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1" meta:paragraph-count="5" meta:word-count="9" meta:character-count="128" meta:non-whitespace-character-count="124"/>
  </office:meta>
</office:document-meta>
</file>